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d73" officeooo:paragraph-rsid="001ffd7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ffd73" officeooo:paragraph-rsid="001ffd73" style:font-weight-asian="bold" style:font-weight-complex="bold"/>
    </style:style>
    <style:style style:name="T1" style:family="text">
      <style:text-properties officeooo:rsid="001ffd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Rasberrypi <text:s/>Blynk Light</text:p>
      <text:p text:style-name="Standard"/>
      <text:p text:style-name="Standard"/>
      <text:p text:style-name="Standard"><text:span text:style-name="T1">T</text:span>o study Raspberry Pi development board and to implement LED</text:p>
      <text:p text:style-name="Standard">blinking applications.</text:p>
      <text:p text:style-name="Standard">Components Required:</text:p>
      <text:p text:style-name="Standard">● Raspberry Pi</text:p>
      <text:p text:style-name="Standard">● USB cable</text:p>
      <text:p text:style-name="Standard">● LED</text:p>
      <text:p text:style-name="Standard">● Breadboard</text:p>
      <text:p text:style-name="Standard">● SD Card and adapter</text:p>
      <text:p text:style-name="Standard">● Male to Female Jumper wires</text:p>
      <text:p text:style-name="Standard">Procedure:</text:p>
      <text:p text:style-name="Standard">1. Connect Raspberry Pi Module with Monitor, Keyboard and Mouse.</text:p>
      <text:p text:style-name="Standard">2. Open Thonny 4.1 Python, enter the program.</text:p>
      <text:p text:style-name="Standard">3. connect the GPIO pin to the bread board</text:p>
      <text:p text:style-name="Standard">4. Connect the PIN Number: 11 or getting the output from the Raspberry</text:p>
      <text:p text:style-name="Standard">PI and connect the jumper wire from Raspberry PI GPIO pin 11 to the</text:p>
      <text:p text:style-name="Standard">bread board.</text:p>
      <text:p text:style-name="Standard">5. Take another jumper wire and connect it to the GPIO pin 6 to another</text:p>
      <text:p text:style-name="Standard">terminal of the LED in breadboard.</text:p>
      <text:p text:style-name="Standard">6. Run the program.</text:p>
      <text:p text:style-name="Standard"/>
      <text:p text:style-name="P2">Program:</text:p>
      <text:p text:style-name="P2">import RPi.GPIO as GPIO</text:p>
      <text:p text:style-name="P2">import time</text:p>
      <text:p text:style-name="P2">GPIO.setwarnings(False)</text:p>
      <text:p text:style-name="P2">GPIO.setnode(GPIO.BOARD)</text:p>
      <text:p text:style-name="P2">GPIO.setup(11,GPIO.OUT, initial=GPIO.LOW)</text:p>
      <text:p text:style-name="P2">while True:</text:p>
      <text:p text:style-name="P2">GPIO.output(11,GPIO.HIGH)time.sleep(1)</text:p>
      <text:p text:style-name="P2">GPIO.output(11.GPIO.LOW)</text:p>
      <text:p text:style-name="P2">Time.sleep(1).</text:p>
      <text:p text:style-name="P2"/>
      <text:p text:style-name="P2"/>
      <text:p text:style-name="P2"/>
      <text:p text:style-name="P3">2.Temprature sensor</text:p>
      <text:p text:style-name="P2">1. AIM:</text:p>
      <text:p text:style-name="P2">To develop an application that measures the room temperature and posts the</text:p>
      <text:p text:style-name="P2">temperature value on the cloud platform.</text:p>
      <text:p text:style-name="P2">COMPONENTS REQUIRED:</text:p>
      <text:p text:style-name="P2">1. Node MCU Module 1, 0 or ESP 8266 Module.</text:p>
      <text:p text:style-name="P2">2. Connecting cable or USB cable.</text:p>
      <text:p text:style-name="P2">3. Temperature Sensor (DHT11)</text:p>
      <text:p text:style-name="P2">4. Breadboard, Jumped Wires.</text:p>
      <text:p text:style-name="P2">ALGORITHM:</text:p>
      <text:p text:style-name="P2">STEP 1: Start the process.</text:p>
      <text:p text:style-name="P2">STEP 2: Start -&gt;Arduino IDE -1.8.19</text:p>
      <text:p text:style-name="P2">STEP 3: Then enter the coding in Arduino Software.</text:p>
      <text:p text:style-name="P2">STEP 4: Compile the coding in Arduino Software.</text:p>
      <text:p text:style-name="P2">STEP 5: Connect the USB cable to Node MCU 1.0 Wi-Fi module.</text:p>
      <text:p text:style-name="P2"><text:soft-page-break/>STEP 6: Select tools -&gt; select board -&gt; Node MCU 1.0 (ESP-12E Module)</text:p>
      <text:p text:style-name="P2">-&gt; select port.</text:p>
      <text:p text:style-name="P2">STEP 7: Upload the coding in Node MCU 1.0 (ESP-12E Module) and</text:p>
      <text:p text:style-name="P2">open serial monitors to view the available networks.</text:p>
      <text:p text:style-name="P2">STEP 8: Connect to Think Speak Cloud Platform (</text:p>
      <text:p text:style-name="P2">https://thingspeak.com/channels)</text:p>
      <text:p text:style-name="P2">STEP 9: Sign-in to Think Speak and Click New Channel to create a new Thing</text:p>
      <text:p text:style-name="P2">Speak channel.</text:p>
      <text:p text:style-name="P2">STEP 10: Copy the channel ID and API Write Key from Think Speak.</text:p>
      <text:p text:style-name="P2">STEP 11: Change it my Channel number and myWrite API Key in your</text:p>
      <text:p text:style-name="P2">program.</text:p>
      <text:p text:style-name="P2">STEP 12: Change it Wi-Fi connection with user-id and password.</text:p>
      <text:p text:style-name="P2">STEP 13: open the ThingSpeak server and observe the monitored temperature</text:p>
      <text:p text:style-name="P2">value on created channel graph.STEP 14: change the way of representing data by clicking on Add</text:p>
      <text:p text:style-name="P2">Widgets button.</text:p>
      <text:p text:style-name="P2">STEP 15: Stop the process.</text:p>
      <text:p text:style-name="P2"/>
      <text:p text:style-name="P2"/>
      <text:p text:style-name="P2"/>
      <text:p text:style-name="P2">#include &lt;ESP8266WiFi.h&gt;</text:p>
      <text:p text:style-name="P2">#include &lt;DHT.h&gt;</text:p>
      <text:p text:style-name="P2">#include &lt;ThingSpeak.h&gt;const char *ssid = "annie";</text:p>
      <text:p text:style-name="P2">const char *pass = "12345678";</text:p>
      <text:p text:style-name="P2">DHT dht(D5, DHT11);</text:p>
      <text:p text:style-name="P2">WiFiClient client;</text:p>
      <text:p text:style-name="P2">long myChannelNumber = 1870691;</text:p>
      <text:p text:style-name="P2">const char myWriteAPIKey[] = "KBJRYJECCTVVLJNM";</text:p>
      <text:p text:style-name="P2">void setup() {</text:p>
      <text:p text:style-name="P2">// put your setup code here, to run once:</text:p>
      <text:p text:style-name="P2">Serial.begin(9600);</text:p>
      <text:p text:style-name="P2">WiFi.begin(ssid, pass);</text:p>
      <text:p text:style-name="P2">while(WiFi.status() != WL_CONNECTED)</text:p>
      <text:p text:style-name="P2">{</text:p>
      <text:p text:style-name="P2">delay(200);</text:p>
      <text:p text:style-name="P2">Serial.print("..");</text:p>
      <text:p text:style-name="P2">}</text:p>
      <text:p text:style-name="P2">Serial.println();</text:p>
      <text:p text:style-name="P2">Serial.println("NodeMCU is connected!");</text:p>
      <text:p text:style-name="P2">Serial.println(WiFi.localIP());</text:p>
      <text:p text:style-name="P2">dht.begin();</text:p>
      <text:p text:style-name="P2">ThingSpeak.begin(client);</text:p>
      <text:p text:style-name="P2">}</text:p>
      <text:p text:style-name="P2">void loop() {</text:p>
      <text:p text:style-name="P2">// put your main code here, to run repeatedly:</text:p>
      <text:p text:style-name="P2">float h = dht.readHumidity();</text:p>
      <text:p text:style-name="P2">float t = dht.readTemperature();Serial.println("Temperature: " + (String) t);</text:p>
      <text:p text:style-name="P2">Serial.println("Humidity: " + (String) h);</text:p>
      <text:p text:style-name="P2">ThingSpeak.writeField(myChannelNumber, 1, t, myWriteAPIKey);</text:p>
      <text:p text:style-name="P2">ThingSpeak.writeField(myChannelNumber, 2, h, myWriteAPIKey);</text:p>
      <text:p text:style-name="P2">delay(2000);</text:p>
      <text:p text:style-name="P2">}</text:p>
      <text:p text:style-name="P2"><text:soft-page-break/>4. AIM:</text:p>
      <text:p text:style-name="P2">Develop an IoT Application Development Using Infrared sensor for object</text:p>
      <text:p text:style-name="P2">detection.</text:p>
      <text:p text:style-name="P2">COMPONENTS REQUIRED:</text:p>
      <text:p text:style-name="P2">1. Node MCU Module 1, 0 or ESP 8266 Module.</text:p>
      <text:p text:style-name="P2">2. Connecting cable or USB cable.</text:p>
      <text:p text:style-name="P2">3. IR Sensor</text:p>
      <text:p text:style-name="P2">4. Breadboard, Jumped Wires.</text:p>
      <text:p text:style-name="P2">ALGORITHM:</text:p>
      <text:p text:style-name="P2">STEP 1: Start the process.</text:p>
      <text:p text:style-name="P2">STEP 2: Start -&gt;Arduino IDE -1.8.19</text:p>
      <text:p text:style-name="P2">STEP 3: Then enter the coding in Arduino Software.</text:p>
      <text:p text:style-name="P2">STEP 4: Compile the coding in Arduino Software.</text:p>
      <text:p text:style-name="P2">STEP 5: Connect the USB cable to Node MCU 1.0 Wi-Fi module.</text:p>
      <text:p text:style-name="P2">STEP 6: Select tools -&gt; select board -&gt; Node MCU 1.0 (ESP-12E Module)</text:p>
      <text:p text:style-name="P2">-&gt; select port.</text:p>
      <text:p text:style-name="P2">STEP 7: Upload the coding in Node MCU 1.0 (ESP-12E Module) and</text:p>
      <text:p text:style-name="P2">open serial monitors to view the available networks.</text:p>
      <text:p text:style-name="P2">STEP 8: Connect to Think Speak Cloud Platform (</text:p>
      <text:p text:style-name="P2">https://thingspeak.com/channels)</text:p>
      <text:p text:style-name="P2">STEP 9: Sign-in to Think Speak and Click New Channel to create a new Thing</text:p>
      <text:p text:style-name="P2">Speak channel.</text:p>
      <text:p text:style-name="P2">STEP 10: Copy the channel ID and API Write Key from Think Speak.</text:p>
      <text:p text:style-name="P2">STEP 11: Change it my Channel number and myWrite API Key in your</text:p>
      <text:p text:style-name="P2">program.</text:p>
      <text:p text:style-name="P2">STEP 12: Change it Wi-Fi connection with user-id and password.</text:p>
      <text:p text:style-name="P2">STEP 13: open the ThingSpeak server and observe the object detected value on</text:p>
      <text:p text:style-name="P2">created channel graph.STEP 14: change the way of representing data by clicking on Add</text:p>
      <text:p text:style-name="P2">Widgets button.</text:p>
      <text:p text:style-name="P2"/>
      <text:p text:style-name="P2"/>
      <text:p text:style-name="P2">#include &lt;ESP8266WiFi.h&gt;</text:p>
      <text:p text:style-name="P2">#include &lt;ThingSpeak.h&gt;</text:p>
      <text:p text:style-name="P2">const char *ssid = "annie";</text:p>
      <text:p text:style-name="P2">const char *pass = "12345678";WiFiClient client;</text:p>
      <text:p text:style-name="P2">long myChannelNumber = 1914632;</text:p>
      <text:p text:style-name="P2">const char myWriteAPIKey[] = "NMHSTUXILO4RDP23";</text:p>
      <text:p text:style-name="P2">void setup() {</text:p>
      <text:p text:style-name="P2">// put your setup code here, to run once:</text:p>
      <text:p text:style-name="P2">Serial.begin(9600);</text:p>
      <text:p text:style-name="P2">WiFi.begin(ssid, pass);</text:p>
      <text:p text:style-name="P2">pinMode(D4,INPUT);</text:p>
      <text:p text:style-name="P2">while(WiFi.status() != WL_CONNECTED)</text:p>
      <text:p text:style-name="P2">{</text:p>
      <text:p text:style-name="P2">delay(200);</text:p>
      <text:p text:style-name="P2">Serial.print("..");</text:p>
      <text:p text:style-name="P2">}</text:p>
      <text:p text:style-name="P2">Serial.println();</text:p>
      <text:p text:style-name="P2">Serial.println("NodeMCU is connected!");</text:p>
      <text:p text:style-name="P2">Serial.println(WiFi.localIP());</text:p>
      <text:p text:style-name="P2">ThingSpeak.begin(client);</text:p>
      <text:p text:style-name="P2">}</text:p>
      <text:p text:style-name="P2"><text:soft-page-break/>void loop() {</text:p>
      <text:p text:style-name="P2">// put your main code here, to run repeatedly:</text:p>
      <text:p text:style-name="P2">int x=digitalRead(D4);</text:p>
      <text:p text:style-name="P2">Serial.println("ir value: " + (String) x);</text:p>
      <text:p text:style-name="P2">ThingSpeak.writeField(myChannelNumber, 1, x, myWriteAPIKey);</text:p>
      <text:p text:style-name="P2">delay(2000);</text:p>
      <text:p text:style-name="P2"/>
      <text:p text:style-name="P2"/>
      <text:p text:style-name="P2">7.</text:p>
      <text:p text:style-name="P2">Aim:</text:p>
      <text:p text:style-name="P2">To develop an application that measures the moisture of soil and post the sensed data</text:p>
      <text:p text:style-name="P2">Over Google Firebase cloud platform.</text:p>
      <text:p text:style-name="P2">Required Components:</text:p>
      <text:p text:style-name="P2">●Arduino Uno board ,USB cable, Bread board ,</text:p>
      <text:p text:style-name="P2">●Jumper wires or connecting wires</text:p>
      <text:p text:style-name="P2">●Soil Moisture sensor</text:p>
      <text:p text:style-name="P2">Procedure:</text:p>
      <text:p text:style-name="P2">Software:</text:p>
      <text:p text:style-name="P2">Step 1: Connect Arduino Uno board with an USB cable</text:p>
      <text:p text:style-name="P2">Step2: Open Arduino IDE Software select the Tools-&gt; check the port</text:p>
      <text:p text:style-name="P2">Whether the driver is connected to Arduino</text:p>
      <text:p text:style-name="P2">Step 3: Select the File -&gt;New-&gt; Program</text:p>
      <text:p text:style-name="P2">Step 4: Write the Sketch</text:p>
      <text:p text:style-name="P2">Step 5: Compile the Program</text:p>
      <text:p text:style-name="P2">Step 6: Upload the Program</text:p>
      <text:p text:style-name="P2">Hardware:</text:p>
      <text:p text:style-name="P2">Step 1: Soil Moisture Sensor consists Of four Pins i.e, A0, D0, GND and Vcc. Connect these Pins to the</text:p>
      <text:p text:style-name="P2">Arduino With Jumping Wires.</text:p>
      <text:p text:style-name="P2">Step 2: Soil Moisture Sensor Output pin connect to Arduino pin (6)</text:p>
      <text:p text:style-name="P2">Step 3: Soil Moisture sensor GND pin connect to Arduino GND pin.</text:p>
      <text:p text:style-name="P2">Step 4: Soil Moisture A0 pin connect to Arduino Analog (A0) pin.</text:p>
      <text:p text:style-name="P2">Step 7: Program is loaded to Arduino uno</text:p>
      <text:p text:style-name="P2">Step 4: Run the Program.</text:p>
      <text:p text:style-name="P2"/>
      <text:p text:style-name="P2"/>
      <text:p text:style-name="P2">Program:</text:p>
      <text:p text:style-name="P2">void setup()</text:p>
      <text:p text:style-name="P2">{</text:p>
      <text:p text:style-name="P2">pinMode(A0,INPUT);</text:p>
      <text:p text:style-name="P2">pin Mode(6,OUTPUT);</text:p>
      <text:p text:style-name="P2">Serial. Begin(9600);</text:p>
      <text:p text:style-name="P2">}</text:p>
      <text:p text:style-name="P2">void loop()</text:p>
      <text:p text:style-name="P2">{</text:p>
      <text:p text:style-name="P2">int x=analogRead(7);Serial.println( x );</text:p>
      <text:p text:style-name="P2">delay(1000);</text:p>
      <text:p text:style-name="P2">if(x&lt;300)</text:p>
      <text:p text:style-name="P2">digitalWrite(6,HIGH);</text:p>
      <text:p text:style-name="P2">else</text:p>
      <text:p text:style-name="P2">digitalWrite(6,LOW);</text:p>
      <text:p text:style-name="P2">}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5:36:33.059847513</meta:creation-date>
    <dc:date>2024-10-22T05:52:59.540293073</dc:date>
    <meta:editing-duration>PT5M23S</meta:editing-duration>
    <meta:editing-cycles>1</meta:editing-cycles>
    <meta:document-statistic meta:table-count="0" meta:image-count="0" meta:object-count="0" meta:page-count="5" meta:paragraph-count="190" meta:word-count="933" meta:character-count="6044" meta:non-whitespace-character-count="5300"/>
    <meta:generator>LibreOffice/7.3.7.2$Linux_X86_64 LibreOffice_project/30$Build-2</meta:generator>
  </office:meta>
</office:document-meta>
</file>